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<text:a xlink:href="https://www.project-syndicate.org/say-more/an-interview-with-eswar-prasad-2022-04">An Interview with Eswar Prasad by Eswar Prasad - Project Syndicate (project-syndicate.org)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6812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dc:creator>OANA GHERMAN</dc:creator>
    <dc:date>2022-04-14T15:26:43Z</dc:date>
    <meta:editing-cycles>129</meta:editing-cycles>
    <meta:editing-duration>PT11400S</meta:editing-duration>
  </office:meta>
</office:document-meta>
</file>